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1909c" style:font-size-asian="18pt" style:font-size-complex="18pt"/>
    </style:style>
    <style:style style:name="T1" style:family="text">
      <style:text-properties officeooo:rsid="0001909c" fo:background-color="#72bf44" loext:char-shading-value="0"/>
    </style:style>
    <style:style style:name="T2" style:family="text">
      <style:text-properties officeooo:rsid="0001a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 Erro no botão entra na pagina de login. <text:span text:style-name="T1">RESOLVIDO</text:span><text:line-break/>2 - ambas partes do cadastre sua escola e login não estão centralizadas fora do padrão .CSS. <text:span text:style-name="T1">RESOLVIDO</text:span><text:line-break/>3 - Input do login está com uma fonte diferente da aba cadastre sua escola, <text:span text:style-name="T2">e estilo também</text:span> saindo do padrão do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4</meta:editing-cycles>
    <meta:generator>LibreOffice/5.4.5.1$Windows_X86_64 LibreOffice_project/79c9829dd5d8054ec39a82dc51cd9eff340dbee8</meta:generator>
    <dc:date>2020-02-28T20:50:20.955000000</dc:date>
    <meta:document-statistic meta:table-count="0" meta:image-count="0" meta:object-count="0" meta:page-count="1" meta:paragraph-count="1" meta:word-count="52" meta:character-count="274" meta:non-whitespace-character-count="223"/>
    <meta:user-defined meta:name="Info 1"/>
    <meta:user-defined meta:name="Info 2"/>
    <meta:user-defined meta:name="Info 3"/>
    <meta:user-defined meta:name="Info 4"/>
  </office:meta>
</office:document-meta>
</file>